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od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de_id</text:p>
          </table:table-cell>
          <table:table-cell office:value-type="string" calcext:value-type="string">
            <text:p>node_lab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nd on the mo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lk onto the facility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</table:table>
      <table:table table:name="Edg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dge_attack</text:p>
          </table:table-cell>
          <table:table-cell office:value-type="string" calcext:value-type="string">
            <text:p>edge_mediation</text:p>
          </table:table-cell>
          <table:table-cell office:value-type="string" calcext:value-type="string">
            <text:p>edge_mediation_bool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0">00/00/0000</text:date>, <text:time style:data-style-name="N2" text:time-value="00:54:38.977135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7-10T00:24:31.244497540</meta:creation-date>
    <meta:generator>LibreOffice/7.1.3.2$MacOSX_X86_64 LibreOffice_project/47f78053abe362b9384784d31a6e56f8511eb1c1</meta:generator>
    <dc:date>2024-07-10T01:08:51.634750998</dc:date>
    <meta:editing-duration>PT18M25S</meta:editing-duration>
    <meta:editing-cycles>5</meta:editing-cycles>
    <meta:document-statistic meta:table-count="2" meta:cell-count="31" meta:object-count="0"/>
    <meta:user-defined meta:name=""/>
  </office:meta>
</office:document-meta>
</file>